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FACE (1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EFACE (1:1-4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view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cipient (1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ason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REFACE (1:1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TWO PROCLAMATIONS (1:5-38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TWO PROCLAMATIONS (1:5-38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o Zechariah, concerning the birth of John (1:5-25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o Zechariah, concerning the birth of John (1:5-25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Zechariah's spouse (1:5-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Zechariah's spouse (1:5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lizabeth is blameless (1:5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Elizabeth is barren (1: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o Zechariah, concerning the birth of John (1:5-25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Zechariah's spouse (1:5-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Zechariah's service (1:8-10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Zechariah's shock (1:11-25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Zechariah's shock (1:11-2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reason (1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evelation (1:13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velation (1:13-17):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e will be called John (1:13-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will become a Nazirite (1:15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will serve as the Messiah's forerunner (1:16-17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Zechariah's shock (1:11-25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ason (1:11-12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velation (1:13-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luctance (1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rebuke (1:19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restraint (1:21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joicing (1:23-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o Zechariah, concerning the birth of John (1:5-25)<text:s text:c="1"/></text:span><text:span text:style-name="a588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Zechariah's spouse (1:5-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echariah's service (1:8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Zechariah's shock (1:11-2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TWO PROCLAMATIONS (1:5-3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o Zechariah, concerning the birth of John (1:5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o Mary, concerning the birth of Jesus (1:26-3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-title-Title-Slide" presentation:presentation-page-layout-name="Master1-PPL1" draw:id="Slide-268">
        <draw:frame draw:id="id107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<text:s text:c="1"/>To Mary, concerning the birth of Jesus (1:26-38)<text:s text:c="1"/></text:span><text:span text:style-name="a621" text:class-names=""/></text:p>
          </draw:text-box>
          <svg:title/>
          <svg:desc/>
        </draw:frame>
        <draw:frame draw:id="id108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salutation to Mary (1:26-37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salutation to Mary (1:26-37):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messenger (1:26-28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message (1:29-33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message (1:29-33)<text:s text:c="1"/></text:span><text:span text:style-name="a646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Gabriel's assurance (1:29-30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Gabriel's announcement (1:31-33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salutation to Mary (1:26-37):<text:s text:c="1"/></text:span><text:span text:style-name="a661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ssenger (1:26-28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ssage (1:29-33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ystery (1:3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method (1:3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miracle (1:36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o Mary, concerning the birth of Jesus (1:26-38)<text:s text:c="1"/></text:span><text:span text:style-name="a685" text:class-names=""/></text:p>
          </draw:text-box>
          <svg:title/>
          <svg:desc/>
        </draw:frame>
        <draw:frame draw:id="id116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salutation to Mary (1:26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submission by Mary (1:38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8" draw:style-name="a698" draw:master-page-name="Master1-Layout12-tx-Title-and-Text" presentation:presentation-page-layout-name="Master1-PPL12" draw:id="Slide-273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TWO PROCLAMATIONS (1:5-38)<text:s text:c="1"/></text:span><text:span text:style-name="a700" text:class-names=""/></text:p>
          </draw:text-box>
          <svg:title/>
          <svg:desc/>
        </draw:frame>
        <draw:frame draw:id="id118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o Zechariah, concerning the birth of John (1:5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o Mary, concerning the birth of Jesus (1:26-38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9" draw:style-name="a713" draw:master-page-name="Master1-Layout12-tx-Title-and-Text" presentation:presentation-page-layout-name="Master1-PPL12" draw:id="Slide-274">
        <draw:frame draw:id="id119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LUKE 1</text:span><text:span text:style-name="a715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PREFACE (1:1-4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TWO PROCLAMATIONS (1:5-3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THE THREE SONGS OF PRAISE (1:39-80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-title-Title-Slide" presentation:presentation-page-layout-name="Master1-PPL1" draw:id="Slide-275">
        <draw:frame draw:id="id121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THE THREE SONGS OF PRAISE (1:39-80)<text:s text:c="1"/></text:span><text:span text:style-name="a733" text:class-names=""/></text:p>
          </draw:text-box>
          <svg:title/>
          <svg:desc/>
        </draw:frame>
        <draw:frame draw:id="id122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<text:s text:c="1"/>The praise of Elizabeth to God (1:39-45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praise of Elizabeth to God (1:39-45)<text:s text:c="1"/></text:span><text:span text:style-name="a743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babe within Elizabeth (1:39-4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blessing from Elizabeth (1:42-45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2" draw:style-name="a756" draw:master-page-name="Master1-Layout12-tx-Title-and-Text" presentation:presentation-page-layout-name="Master1-PPL12" draw:id="Slide-277">
        <draw:frame draw:id="id125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THREE SONGS OF PRAISE (1:39-80)<text:s text:c="1"/></text:span><text:span text:style-name="a758" text:class-names=""/></text:p>
          </draw:text-box>
          <svg:title/>
          <svg:desc/>
        </draw:frame>
        <draw:frame draw:id="id126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praise of Elizabeth to God (1:39-45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praise of Mary to God (1:46-5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3" draw:style-name="a771" draw:master-page-name="Master1-Layout1-title-Title-Slide" presentation:presentation-page-layout-name="Master1-PPL1" draw:id="Slide-278">
        <draw:frame draw:id="id127" presentation:style-name="a775" draw:name="Title 1" svg:x="1.38in" svg:y="0.83in" svg:width="10.3in" svg:height="4.42in" presentation:class="title" presentation:placeholder="false">
          <draw:text-box>
            <text:p text:style-name="a774" text:class-names="" text:cond-style-name=""><text:span text:style-name="a772" text:class-names=""><text:s text:c="1"/>The praise of Mary to God (1:46-56)<text:s text:c="1"/></text:span><text:span text:style-name="a773" text:class-names=""/></text:p>
          </draw:text-box>
          <svg:title/>
          <svg:desc/>
        </draw:frame>
        <draw:frame draw:id="id128" presentation:style-name="a780" draw:name="Subtitle 2" svg:x="1.38in" svg:y="5.25in" svg:width="10.3in" svg:height="1.85in" presentation:class="subtitle" presentation:placeholder="false">
          <draw:text-box>
            <text:p text:style-name="a777" text:class-names="" text:cond-style-name=""><text:span text:style-name="a776" text:class-names=""><text:s text:c="1"/>The testimony (1:46-55):<text:s text:c="1"/></text:span></text:p>
            <text:p text:style-name="a779" text:class-names="" text:cond-style-name=""><text:span text:style-name="a778" text:class-names=""/></text:p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The testimony (1:46-55):<text:s text:c="1"/></text:span><text:span text:style-name="a783" text:class-names=""/></text:p>
          </draw:text-box>
          <svg:title/>
          <svg:desc/>
        </draw:frame>
        <draw:frame draw:id="id130" presentation:style-name="a807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His condescension (1:46-48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His holiness (1:49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His mercy (1:5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His power (1:5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His sovereignty (1:52-5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His faithfulness (1:54-5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5" draw:style-name="a808" draw:master-page-name="Master1-Layout12-tx-Title-and-Text" presentation:presentation-page-layout-name="Master1-PPL12" draw:id="Slide-280">
        <draw:frame draw:id="id131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<text:s text:c="1"/>The praise of Mary to God (1:46-56)<text:s text:c="1"/></text:span><text:span text:style-name="a810" text:class-names=""/></text:p>
          </draw:text-box>
          <svg:title/>
          <svg:desc/>
        </draw:frame>
        <draw:frame draw:id="id132" presentation:style-name="a822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The testimony (1:46-55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ime (1:56): Mary stays with Elizabeth for three months, then returns home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6" draw:style-name="a823" draw:master-page-name="Master1-Layout12-tx-Title-and-Text" presentation:presentation-page-layout-name="Master1-PPL12" draw:id="Slide-281">
        <draw:frame draw:id="id133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THE THREE SONGS OF PRAISE (1:39-80)<text:s text:c="1"/></text:span><text:span text:style-name="a825" text:class-names=""/></text:p>
          </draw:text-box>
          <svg:title/>
          <svg:desc/>
        </draw:frame>
        <draw:frame draw:id="id134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The praise of Elizabeth to God (1:39-45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praise of Mary to God (1:46-56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praise of Zechariah to God (1:57-80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7" draw:style-name="a841" draw:master-page-name="Master1-Layout1-title-Title-Slide" presentation:presentation-page-layout-name="Master1-PPL1" draw:id="Slide-282">
        <draw:frame draw:id="id135" presentation:style-name="a845" draw:name="Title 1" svg:x="1.38in" svg:y="0.83in" svg:width="10.3in" svg:height="4.42in" presentation:class="title" presentation:placeholder="false">
          <draw:text-box>
            <text:p text:style-name="a844" text:class-names="" text:cond-style-name=""><text:span text:style-name="a842" text:class-names=""><text:s text:c="1"/>The praise of Zechariah to God (1:57-80)<text:s text:c="1"/></text:span><text:span text:style-name="a843" text:class-names=""/></text:p>
          </draw:text-box>
          <svg:title/>
          <svg:desc/>
        </draw:frame>
        <draw:frame draw:id="id136" presentation:style-name="a850" draw:name="Subtitle 2" svg:x="1.38in" svg:y="5.25in" svg:width="10.3in" svg:height="1.85in" presentation:class="subtitle" presentation:placeholder="false">
          <draw:text-box>
            <text:p text:style-name="a847" text:class-names="" text:cond-style-name=""><text:span text:style-name="a846" text:class-names=""><text:s text:c="1"/>Zechariah the father (1:57-66)<text:s text:c="1"/></text:span></text:p>
            <text:p text:style-name="a849" text:class-names="" text:cond-style-name=""><text:span text:style-name="a848" text:class-names=""/></text:p>
          </draw:text-box>
          <svg:title/>
          <svg:desc/>
        </draw:frame>
      </draw:page>
      <draw:page draw:name="Slide28" draw:style-name="a851" draw:master-page-name="Master1-Layout1-title-Title-Slide" presentation:presentation-page-layout-name="Master1-PPL1" draw:id="Slide-283">
        <draw:frame draw:id="id137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<text:s text:c="1"/>Zechariah the father (1:57-66)<text:s text:c="1"/></text:span><text:span text:style-name="a853" text:class-names=""/></text:p>
          </draw:text-box>
          <svg:title/>
          <svg:desc/>
        </draw:frame>
        <draw:frame draw:id="id138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He is seen writing (1:57-63).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9" draw:style-name="a861" draw:master-page-name="Master1-Layout12-tx-Title-and-Text" presentation:presentation-page-layout-name="Master1-PPL12" draw:id="Slide-284">
        <draw:frame draw:id="id139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He is seen writing (1:57-63).<text:s text:c="1"/></text:span><text:span text:style-name="a863" text:class-names=""/></text:p>
          </draw:text-box>
          <svg:title/>
          <svg:desc/>
        </draw:frame>
        <draw:frame draw:id="id140" presentation:style-name="a881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elebration (1:57-5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ircumcision (1:5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nfusion (1:60-61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nfirmation (1:62-63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0" draw:style-name="a882" draw:master-page-name="Master1-Layout12-tx-Title-and-Text" presentation:presentation-page-layout-name="Master1-PPL12" draw:id="Slide-285">
        <draw:frame draw:id="id141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Zechariah the father (1:57-66)<text:s text:c="1"/></text:span><text:span text:style-name="a884" text:class-names=""/></text:p>
          </draw:text-box>
          <svg:title/>
          <svg:desc/>
        </draw:frame>
        <draw:frame draw:id="id142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He is seen writing (1:57-63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is seen worshiping (1:64-6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31" draw:style-name="a897" draw:master-page-name="Master1-Layout12-tx-Title-and-Text" presentation:presentation-page-layout-name="Master1-PPL12" draw:id="Slide-286">
        <draw:frame draw:id="id143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The praise of Zechariah to God (1:57-80)<text:s text:c="1"/></text:span><text:span text:style-name="a899" text:class-names=""/></text:p>
          </draw:text-box>
          <svg:title/>
          <svg:desc/>
        </draw:frame>
        <draw:frame draw:id="id144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Zechariah the father (1:57-66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Zechariah, the foreteller (1:67-8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2" draw:style-name="a912" draw:master-page-name="Master1-Layout1-title-Title-Slide" presentation:presentation-page-layout-name="Master1-PPL1" draw:id="Slide-287">
        <draw:frame draw:id="id145" presentation:style-name="a916" draw:name="Title 1" svg:x="1.38in" svg:y="0.83in" svg:width="10.3in" svg:height="4.42in" presentation:class="title" presentation:placeholder="false">
          <draw:text-box>
            <text:p text:style-name="a915" text:class-names="" text:cond-style-name=""><text:span text:style-name="a913" text:class-names=""><text:s text:c="1"/>Zechariah, the foreteller (1:67-80)<text:s text:c="1"/></text:span><text:span text:style-name="a914" text:class-names=""/></text:p>
          </draw:text-box>
          <svg:title/>
          <svg:desc/>
        </draw:frame>
        <draw:frame draw:id="id146" presentation:style-name="a921" draw:name="Subtitle 2" svg:x="1.38in" svg:y="5.25in" svg:width="10.3in" svg:height="1.85in" presentation:class="subtitle" presentation:placeholder="false">
          <draw:text-box>
            <text:p text:style-name="a918" text:class-names="" text:cond-style-name=""><text:span text:style-name="a917" text:class-names=""><text:s text:c="1"/>His prophecy concerning his Savior (1:67-75)<text:s text:c="1"/></text:span></text:p>
            <text:p text:style-name="a920" text:class-names="" text:cond-style-name=""><text:span text:style-name="a919" text:class-names=""/></text:p>
          </draw:text-box>
          <svg:title/>
          <svg:desc/>
        </draw:frame>
      </draw:page>
      <draw:page draw:name="Slide33" draw:style-name="a922" draw:master-page-name="Master1-Layout12-tx-Title-and-Text" presentation:presentation-page-layout-name="Master1-PPL12" draw:id="Slide-288">
        <draw:frame draw:id="id147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His prophecy concerning his Savior (1:67-75)<text:s text:c="1"/></text:span><text:span text:style-name="a924" text:class-names=""/></text:p>
          </draw:text-box>
          <svg:title/>
          <svg:desc/>
        </draw:frame>
        <draw:frame draw:id="id148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birth of Jesus assures the fulfillment of the Davidic covenant (1:67-72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birth of Jesus assures the fulfillment of the Abrahamic covenant (1:73-75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4" draw:style-name="a937" draw:master-page-name="Master1-Layout12-tx-Title-and-Text" presentation:presentation-page-layout-name="Master1-PPL12" draw:id="Slide-289">
        <draw:frame draw:id="id149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<text:s text:c="1"/>Zechariah, the foreteller (1:67-80)<text:s text:c="1"/></text:span><text:span text:style-name="a939" text:class-names=""/></text:p>
          </draw:text-box>
          <svg:title/>
          <svg:desc/>
        </draw:frame>
        <draw:frame draw:id="id150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His prophecy concerning his Savior (1:67-7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His prophecy concerning his son (1:76-80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35" draw:style-name="a952" draw:master-page-name="Master1-Layout12-tx-Title-and-Text" presentation:presentation-page-layout-name="Master1-PPL12" draw:id="Slide-290">
        <draw:frame draw:id="id151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His prophecy concerning his son (1:76-80)<text:s text:c="1"/></text:span><text:span text:style-name="a954" text:class-names=""/></text:p>
          </draw:text-box>
          <svg:title/>
          <svg:desc/>
        </draw:frame>
        <draw:frame draw:id="id152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He will prepare the way of the Lord (1:76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He will proclaim the words of the Lord (1:77-80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6" draw:style-name="a967" draw:master-page-name="Master1-Layout12-tx-Title-and-Text" presentation:presentation-page-layout-name="Master1-PPL12" draw:id="Slide-291">
        <draw:frame draw:id="id153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Zechariah, the foreteller (1:67-80)<text:s text:c="1"/></text:span><text:span text:style-name="a969" text:class-names=""/></text:p>
          </draw:text-box>
          <svg:title/>
          <svg:desc/>
        </draw:frame>
        <draw:frame draw:id="id154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His prophecy concerning his Savior (1:67-75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His prophecy concerning his son (1:76-80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7" draw:style-name="a982" draw:master-page-name="Master1-Layout12-tx-Title-and-Text" presentation:presentation-page-layout-name="Master1-PPL12" draw:id="Slide-292">
        <draw:frame draw:id="id155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<text:s text:c="1"/>The praise of Zechariah to God (1:57-80)<text:s text:c="1"/></text:span><text:span text:style-name="a984" text:class-names=""/></text:p>
          </draw:text-box>
          <svg:title/>
          <svg:desc/>
        </draw:frame>
        <draw:frame draw:id="id156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Zechariah the father (1:57-66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Zechariah, the foreteller (1:67-8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38" draw:style-name="a997" draw:master-page-name="Master1-Layout12-tx-Title-and-Text" presentation:presentation-page-layout-name="Master1-PPL12" draw:id="Slide-293">
        <draw:frame draw:id="id157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THE THREE SONGS OF PRAISE (1:39-80)<text:s text:c="1"/></text:span><text:span text:style-name="a999" text:class-names=""/></text:p>
          </draw:text-box>
          <svg:title/>
          <svg:desc/>
        </draw:frame>
        <draw:frame draw:id="id158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<text:s text:c="1"/>The praise of Elizabeth to God (1:39-45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1"/>The praise of Mary to God (1:46-56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 praise of Zechariah to God (1:57-80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9" draw:style-name="a1015" draw:master-page-name="Master1-Layout12-tx-Title-and-Text" presentation:presentation-page-layout-name="Master1-PPL12" draw:id="Slide-294">
        <draw:frame draw:id="id159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</text:span><text:span text:style-name="a1017" text:class-names=""/></text:p>
          </draw:text-box>
          <svg:title/>
          <svg:desc/>
        </draw:frame>
        <draw:frame draw:id="id160" presentation:style-name="a1032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REFACE (1:1-4)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TWO PROCLAMATIONS (1:5-38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THREE SONGS OF PRAISE (1:39-80)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</dc:title>
    <meta:initial-creator>David STRICKLAND</meta:initial-creator>
    <dc:creator>David STRICKLAND</dc:creator>
    <meta:creation-date>2020-02-23T23:15:12Z</meta:creation-date>
    <dc:date>2020-02-23T23:15:12Z</dc:date>
    <meta:template xlink:href="BibleStudy" xlink:type="simple"/>
    <meta:editing-cycles>1</meta:editing-cycles>
    <meta:editing-duration>PT0S</meta:editing-duration>
    <meta:document-statistic meta:paragraph-count="129" meta:word-count="998"/>
  </office:meta>
</office:document-meta>
</file>